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margin-top="0in" fo:margin-bottom="0.1181in" style:contextual-spacing="false" fo:line-height="150%"/>
      <style:text-properties style:font-name="Ubuntu" officeooo:rsid="00022608" officeooo:paragraph-rsid="000c821e"/>
    </style:style>
    <style:style style:name="P3" style:family="paragraph" style:parent-style-name="Standard">
      <style:paragraph-properties fo:margin-top="0in" fo:margin-bottom="0.1181in" style:contextual-spacing="false" fo:line-height="150%"/>
      <style:text-properties style:font-name="Ubuntu" fo:font-weight="bold" officeooo:rsid="000c821e" officeooo:paragraph-rsid="000c821e" style:font-weight-asian="bold" style:font-weight-complex="bold"/>
    </style:style>
    <style:style style:name="P4" style:family="paragraph" style:parent-style-name="Standard">
      <style:paragraph-properties fo:margin-top="0in" fo:margin-bottom="0.1181in" style:contextual-spacing="false" fo:line-height="150%"/>
      <style:text-properties style:font-name="Ubuntu" fo:font-weight="bold" officeooo:rsid="00022608" officeooo:paragraph-rsid="000c821e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1.1252in" fo:margin-right="0.6252in" fo:margin-top="0in" fo:margin-bottom="0.1181in" style:contextual-spacing="false" fo:line-height="150%" fo:hyphenation-ladder-count="no-limit" fo:text-indent="-0.5618in" style:auto-text-indent="false" style:page-number="auto" fo:background-color="transparent"/>
      <style:text-properties style:font-name="Ubuntu" officeooo:rsid="00022608" officeooo:paragraph-rsid="000c821e" fo:hyphenate="false" loext:hyphenation-no-caps="false"/>
    </style:style>
    <style:style style:name="P6" style:family="paragraph" style:parent-style-name="Standard">
      <loext:graphic-properties draw:fill="none"/>
      <style:paragraph-properties fo:margin-left="1.1252in" fo:margin-right="0.6252in" fo:margin-top="0in" fo:margin-bottom="0.1181in" style:contextual-spacing="false" fo:line-height="150%" fo:hyphenation-ladder-count="no-limit" fo:text-indent="-0.5618in" style:auto-text-indent="false" fo:background-color="transparent"/>
      <style:text-properties style:font-name="Ubuntu" officeooo:rsid="00022608" officeooo:paragraph-rsid="000c821e" fo:hyphenate="false" loext:hyphenation-no-caps="fals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5.5in"/>
        </style:tab-stops>
      </style:paragraph-properties>
      <style:text-properties style:font-name="Ubuntu" fo:font-size="15pt" style:text-underline-style="solid" style:text-underline-width="auto" style:text-underline-color="font-color" fo:font-weight="bold" officeooo:paragraph-rsid="000c821e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paragraph-properties fo:margin-top="0in" fo:margin-bottom="0.1181in" style:contextual-spacing="false" fo:line-height="150%"/>
      <style:text-properties style:font-name="Ubuntu" officeooo:rsid="00022608" officeooo:paragraph-rsid="000c821e"/>
    </style:style>
    <style:style style:name="P9" style:family="paragraph" style:parent-style-name="Standard" style:list-style-name="L2">
      <style:paragraph-properties fo:margin-top="0in" fo:margin-bottom="0.1181in" style:contextual-spacing="false" fo:line-height="150%"/>
      <style:text-properties style:font-name="Ubuntu" officeooo:rsid="00022608" officeooo:paragraph-rsid="000c821e"/>
    </style:style>
    <style:style style:name="P10" style:family="paragraph" style:parent-style-name="Standard" style:list-style-name="L3">
      <style:paragraph-properties fo:margin-top="0in" fo:margin-bottom="0.1181in" style:contextual-spacing="false" fo:line-height="150%"/>
      <style:text-properties style:font-name="Ubuntu" officeooo:rsid="00022608" officeooo:paragraph-rsid="000c821e"/>
    </style:style>
    <style:style style:name="P11" style:family="paragraph" style:parent-style-name="Standard" style:list-style-name="L1">
      <style:paragraph-properties fo:margin-top="0in" fo:margin-bottom="0.1181in" style:contextual-spacing="false" fo:line-height="150%"/>
      <style:text-properties officeooo:paragraph-rsid="000c821e"/>
    </style:style>
    <style:style style:name="P12" style:family="paragraph" style:parent-style-name="Standard" style:list-style-name="L2">
      <style:paragraph-properties fo:margin-top="0in" fo:margin-bottom="0.1181in" style:contextual-spacing="false" fo:line-height="150%"/>
      <style:text-properties officeooo:paragraph-rsid="000c821e"/>
    </style:style>
    <style:style style:name="P13" style:family="paragraph" style:parent-style-name="Standard" style:list-style-name="L3">
      <style:paragraph-properties fo:margin-top="0in" fo:margin-bottom="0.1181in" style:contextual-spacing="false" fo:line-height="150%"/>
      <style:text-properties officeooo:paragraph-rsid="000c821e"/>
    </style:style>
    <style:style style:name="T1" style:family="text">
      <style:text-properties style:font-name="Ubuntu"/>
    </style:style>
    <style:style style:name="T2" style:family="text">
      <style:text-properties style:font-name="Ubuntu" officeooo:rsid="000c821e"/>
    </style:style>
    <style:style style:name="T3" style:family="text">
      <style:text-properties style:font-name="Ubuntu" fo:language="de" fo:country="DE" officeooo:rsid="0007a5c8"/>
    </style:style>
    <style:style style:name="T4" style:family="text">
      <style:text-properties style:font-name="Ubuntu" officeooo:rsid="00022608"/>
    </style:style>
    <style:style style:name="T5" style:family="text">
      <style:text-properties style:font-name="Ubuntu" fo:font-weight="bold" officeooo:rsid="000c821e" style:font-weight-asian="bold" style:font-weight-complex="bold"/>
    </style:style>
    <style:style style:name="T6" style:family="text">
      <style:text-properties style:font-name="Ubuntu" fo:font-weight="bold" officeooo:rsid="00022608" style:font-weight-asian="bold" style:font-weight-complex="bold"/>
    </style:style>
    <style:style style:name="T7" style:family="text">
      <style:text-properties style:font-name="Ubuntu" fo:font-size="10pt" fo:font-style="italic" officeooo:rsid="000c821e" style:font-size-asian="10pt" style:font-style-asian="italic" style:font-size-complex="10pt" style:font-style-complex="italic"/>
    </style:style>
    <style:style style:name="T8" style:family="text">
      <style:text-properties style:font-name="Ubuntu" officeooo:rsid="000f29b0"/>
    </style:style>
    <style:style style:name="T9" style:family="text">
      <style:text-properties fo:language="de" fo:country="DE" officeooo:rsid="000c821e"/>
    </style:style>
    <style:style style:name="T10" style:family="text">
      <style:text-properties officeooo:rsid="000c821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c821e" style:font-style-asian="italic" style:font-style-complex="italic"/>
    </style:style>
    <style:style style:name="T13" style:family="text">
      <style:text-properties officeooo:rsid="000f29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Absatz-Standardschriftart"><text:span text:style-name="T9">Anforderungen Datenbankprojekt</text:span></text:span></text:p>
      <text:p text:style-name="P1"/>
      <text:p text:style-name="P1"/>
      <text:p text:style-name="P5">Ziel: <text:span text:style-name="T10"><text:tab/></text:span>selbstständig eine Datenbanktabelle konzipieren, umsetzen sowie sinnvolle Abfragen entwerfen.</text:p>
      <text:p text:style-name="P6"><text:span text:style-name="T12">z.B.</text:span><text:span text:style-name="T11">:</text:span><text:span text:style-name="T12"><text:tab/></text:span><text:span text:style-name="T11">Schulverwaltung, Wetterstation, Tiere, Kunden, ...</text:span></text:p>
      <text:p text:style-name="P3">Projektablauf, Abgaben</text:p>
      <text:list xml:id="list1156757462" text:style-name="L1">
        <text:list-item>
          <text:p text:style-name="P8">Selbstständige Arbeitszeit: 4 Doppelstunden</text:p>
        </text:list-item>
        <text:list-item>
          <text:p text:style-name="P8">Gruppen mit idealerweise 2 Personen. (maximal 3!)</text:p>
        </text:list-item>
        <text:list-item>
          <text:p text:style-name="P11"><text:span text:style-name="T4">Abgabe eines Klassendiagramms</text:span><text:span text:style-name="T8"> (mit Angabe der Datentypen)</text:span><text:span text:style-name="T4"> vor Beginn der zweiten Doppelstunde </text:span><text:span text:style-name="T5">(</text:span><text:span text:style-name="T6">am</text:span><text:span text:style-name="T5"> </text:span><text:span text:style-name="T6">17.2 8:00 Uhr</text:span><text:span text:style-name="T5">)</text:span><text:span text:style-name="T2">.</text:span></text:p>
        </text:list-item>
        <text:list-item>
          <text:p text:style-name="P8">Erstellen der Datenbanktabelle mit Inhalt in der Datenbank</text:p>
        </text:list-item>
        <text:list-item>
          <text:p text:style-name="P11"><text:span text:style-name="T2">A</text:span><text:span text:style-name="T4">bgabe sinnvoller Abfragen mit beschriebenem Anwendungsfall <text:line-break/></text:span><text:span text:style-name="T5">(</text:span><text:span text:style-name="T6">am 24.2. 17:00 Uhr</text:span><text:span text:style-name="T5">)</text:span></text:p>
        </text:list-item>
      </text:list>
      <text:p text:style-name="P4">Umfang, Anforderungen:</text:p>
      <text:list xml:id="list1584715779" text:style-name="L2">
        <text:list-item>
          <text:p text:style-name="P9">Mindestens 7 Attribute / Spalten.</text:p>
        </text:list-item>
        <text:list-item>
          <text:p text:style-name="P9">Pro Schüler:in werden mindestens 20 Datensätze eingetragen. <text:line-break/>Realdaten werden dabei besonders gewürdigt!</text:p>
        </text:list-item>
        <text:list-item>
          <text:p text:style-name="P12"><text:span text:style-name="T4">Je Schüler:in mindestens 5 sinnvolle SQL-Select-Abfragen. Diese sind mit Begründungen (Beschreibung des Anwendungsfalls) auszuzeichnen.<text:line-break/></text:span><text:span text:style-name="T7">z.B. Ein Kunde möchte ein Buch kaufen, kennt aber nur den Namen des Autors. Er möchte daher wissen, welche Bücher dieser Autor in den letzten 2 Jahren geschrieben hat.</text:span></text:p>
        </text:list-item>
      </text:list>
      <text:p text:style-name="P4">Bewertung:</text:p>
      <text:p text:style-name="P2">In die Bewertung geht mit ein:</text:p>
      <text:list xml:id="list4290193426" text:style-name="L3">
        <text:list-item>
          <text:p text:style-name="P10">Qualität und fachliche Richtigkeit des Klassendiagramms</text:p>
        </text:list-item>
        <text:list-item>
          <text:p text:style-name="P10">dazu passende Umsetzung in der Datenbank, Datentypen, Umfang und Qualität der Daten, Konsistenz der Benennung</text:p>
        </text:list-item>
        <text:list-item>
          <text:p text:style-name="P13"><text:span text:style-name="T4">Sinn und Vollständigkeit sowie Qualität und Schwi</text:span><text:span text:style-name="T2">e</text:span><text:span text:style-name="T4">rigkeit der Abfragen</text:span></text:p>
        </text:list-item>
        <text:list-item>
          <text:p text:style-name="P10">Eigener Einsatz <text:span text:style-name="T13">bei der Vorstellung sowie der Arbeit </text:span>im Tea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Verdana" style:font-family-complex="Verdana" style:font-family-generic-complex="swiss" style:font-pitch-complex="variable" style:font-size-complex="24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Kopfzeile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uß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Numbering_20_Symbols" style:display-name="Numbering Symbols" style:family="text"/>
    <style:style style:name="Fußzeile_20_Zchn" style:display-name="Fußzeile Zchn" style:family="text" style:parent-style-name="Absatz-Standardschriftar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font-name="Ubuntu"/>
    </style:style>
    <style:style style:name="MT2" style:family="text">
      <style:text-properties style:font-name="Ubuntu" officeooo:rsid="000c821e"/>
    </style:style>
    <style:style style:name="MT3" style:family="text">
      <style:text-properties style:font-name="Ubuntu" fo:language="de" fo:country="DE" officeooo:rsid="0007a5c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075in" fo:margin-bottom="0.5in" fo:margin-left="0.8075in" fo:margin-right="0.8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Kopfzeile"><text:span text:style-name="Absatz-Standardschriftart"><text:span text:style-name="MT1">DB1</text:span></text:span><text:span text:style-name="Absatz-Standardschriftart"><text:span text:style-name="MT2">10</text:span></text:span><text:span text:style-name="Absatz-Standardschriftart"><text:span text:style-name="MT1"><text:tab/>Datenbanken I: </text:span></text:span><text:span text:style-name="Absatz-Standardschriftart"><text:span text:style-name="MT3">Aggregatfunktionen</text:span></text:span><text:span text:style-name="Absatz-Standardschriftart"><text:span text:style-name="MT1"><text:tab/>Seite </text:span></text:span><text:span text:style-name="Absatz-Standardschriftart"><text:span text:style-name="MT1"><text:page-number text:select-page="current">1</text:page-number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10$Build-3</meta:generator>
    <meta:initial-creator>Stefan Klein</meta:initial-creator>
    <dc:creator>Christoph Krichenbauer</dc:creator>
    <meta:creation-date>2021-01-19T20:31:00Z</meta:creation-date>
    <dc:date>2021-02-22T09:07:35.301986945</dc:date>
    <meta:editing-cycles>15</meta:editing-cycles>
    <meta:editing-duration>PT34M40S</meta:editing-duration>
    <meta:document-statistic meta:table-count="0" meta:image-count="0" meta:object-count="0" meta:page-count="1" meta:paragraph-count="20" meta:word-count="192" meta:character-count="1407" meta:non-whitespace-character-count="124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